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settings.xml" manifest:media-type="text/xml"/>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manifest.rdf" manifest:media-type="application/rdf+xml"/>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style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meta.xml" manifest:media-type="text/xml"/>
  <manifest:file-entry manifest:full-path="ObjectReplacements/Object 11" manifest:media-type=""/>
  <manifest:file-entry manifest:full-path="ObjectReplacements/Object 6" manifest:media-type=""/>
  <manifest:file-entry manifest:full-path="ObjectReplacements/Object 2" manifest:media-type=""/>
  <manifest:file-entry manifest:full-path="ObjectReplacements/Object 5" manifest:media-type=""/>
  <manifest:file-entry manifest:full-path="ObjectReplacements/Object 10" manifest:media-type=""/>
  <manifest:file-entry manifest:full-path="ObjectReplacements/Object 7" manifest:media-type=""/>
  <manifest:file-entry manifest:full-path="ObjectReplacements/Object 12" manifest:media-type=""/>
  <manifest:file-entry manifest:full-path="ObjectReplacements/Object 9" manifest:media-type=""/>
  <manifest:file-entry manifest:full-path="ObjectReplacements/Object 14" manifest:media-type=""/>
  <manifest:file-entry manifest:full-path="ObjectReplacements/Object 8" manifest:media-type=""/>
  <manifest:file-entry manifest:full-path="ObjectReplacements/Object 13" manifest:media-type=""/>
  <manifest:file-entry manifest:full-path="ObjectReplacements/Object 4" manifest:media-type=""/>
  <manifest:file-entry manifest:full-path="ObjectReplacements/Object 3" manifest:media-type=""/>
  <manifest:file-entry manifest:full-path="ObjectReplacements/Object 1" manifest:media-type=""/>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Configurations2/" manifest:media-type="application/vnd.sun.xml.ui.configuration"/>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style:font-name="Times New Roman" fo:font-size="11pt" fo:language="hr" fo:country="HR" fo:font-style="normal" fo:font-weight="normal" style:font-size-asian="11pt" style:font-style-asian="normal" style:font-weight-asian="normal" style:font-size-complex="11pt" style:font-style-complex="normal" style:font-weight-complex="normal"/>
    </style:style>
    <style:style style:name="P3" style:family="paragraph" style:parent-style-name="Standard">
      <style:paragraph-properties fo:text-align="justify" style:justify-single-word="false"/>
      <style:text-properties style:font-name="Times New Roman" fo:font-size="11pt" fo:language="hr" fo:country="HR" fo:font-style="italic" fo:font-weight="normal" style:font-size-asian="11pt" style:font-style-asian="italic" style:font-weight-asian="normal" style:font-size-complex="11pt" style:font-style-complex="italic" style:font-weight-complex="normal"/>
    </style:style>
    <style:style style:name="P4" style:family="paragraph" style:parent-style-name="Standard" style:master-page-name="Standard">
      <style:paragraph-properties fo:text-align="justify" style:justify-single-word="false" style:page-number="auto"/>
    </style:style>
    <style:style style:name="T1" style:family="text">
      <style:text-properties style:font-name="Times New Roman" fo:font-size="14pt" fo:language="hr" fo:country="HR" fo:font-style="italic" fo:font-weight="bold" style:font-size-asian="14pt" style:font-style-asian="italic" style:font-weight-asian="bold" style:font-size-complex="14pt" style:font-style-complex="italic" style:font-weight-complex="bold"/>
    </style:style>
    <style:style style:name="T2" style:family="text">
      <style:text-properties style:font-name="Times New Roman" fo:font-size="11pt" fo:language="hr" fo:country="HR" fo:font-style="normal" fo:font-weight="normal" style:font-size-asian="11pt" style:font-style-asian="normal" style:font-weight-asian="normal" style:font-size-complex="11pt" style:font-style-complex="normal" style:font-weight-complex="normal"/>
    </style:style>
    <style:style style:name="T3" style:family="text">
      <style:text-properties style:font-name="Times New Roman" fo:font-size="11pt" fo:language="hr" fo:country="HR" fo:font-style="italic" fo:font-weight="normal" style:font-size-asian="11pt" style:font-style-asian="italic" style:font-weight-asian="normal" style:font-size-complex="11pt" style:font-style-complex="italic" style:font-weight-complex="normal"/>
    </style:style>
    <style:style style:name="T4" style:family="text">
      <style:text-properties style:use-window-font-color="true" style:font-name="Times New Roman" fo:font-size="11pt" fo:language="hr" fo:country="HR" fo:font-style="italic" fo:font-weight="normal" style:font-name-asian="Arial Unicode MS" style:font-size-asian="11pt" style:language-asian="zh" style:country-asian="CN" style:font-style-asian="italic" style:font-weight-asian="normal" style:font-name-complex="Arial Unicode MS" style:font-size-complex="11pt" style:language-complex="hi" style:country-complex="IN" style:font-style-complex="italic" style:font-weight-complex="normal"/>
    </style:style>
    <style:style style:name="T5" style:family="text">
      <style:text-properties style:use-window-font-color="true" style:font-name="Times New Roman" fo:font-size="11pt" fo:language="hr" fo:country="HR" fo:font-style="italic" fo:font-weight="normal" style:letter-kerning="false" style:font-name-asian="Arial Unicode MS" style:font-size-asian="11pt" style:language-asian="zh" style:country-asian="CN" style:font-style-asian="italic" style:font-weight-asian="normal" style:font-name-complex="Arial Unicode MS" style:font-size-complex="11pt" style:language-complex="hi" style:country-complex="IN" style:font-style-complex="italic" style:font-weight-complex="normal"/>
    </style:style>
    <style:style style:name="fr1" style:family="graphic" style:parent-style-name="Formula">
      <style:graphic-properties fo:margin-left="0in" fo:margin-right="0in" fo:margin-top="0in" fo:margin-bottom="0in" style:vertical-pos="middle" style:vertical-rel="tex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ext:span text:style-name="T1">Parodija na teoretičare urote</text:span></text:p>
      <text:p text:style-name="P2"/>
      <text:p text:style-name="P1"><text:span text:style-name="T2">To što teoretičari urote mogu napraviti web-stranice sa stotinama argumenata za te svoje teze, uopće nas ne bi trebalo iznenaditi. Ovdje vam je parodija na teoretičare urote, gdje ja koristim argumente slične kao što oni koriste, da utvrdim da zrakoplovi ne postoje. Da vidimo koliko ću pseudoznanstvenih i pseudofilozofskih argumenata za tu suludu tezu naći:</text:span></text:p>
      <text:p text:style-name="P2"/>
      <text:p text:style-name="P1"><text:span text:style-name="T3">Naša kultura čini da mi držimo mnoga iracionalna vjerovanja. Jedno od njih je, lako je dokazati, i vjerovanje da zrakoplovi postoje. To nam nameću naši roditelji, to nam nameću naši učitelji, i većina nas to nikada zapravo ne istraži. I za to nema dokaza.</text:span></text:p>
      <text:p text:style-name="P1"><text:span text:style-name="T3">Većina argumenata koje mi koristimo da dokažemo da postoje avioni se jednako tako mogu koristiti za dokazivanje da postoje zmajevi. Mi ponekad vidimo bijele crte na nebu i kažemo da je to dokaz da je tamo prošao zrakoplov. Ali reći da je to dokaz da je tamo prošao zmaj je jednako ispravno. Postoje ljudi koji kažu da su letjeli zrakoplovom, i tvrde da je to dokaz da zrakoplovi postoje. Ali jednako tako su to mogli reći za zmajeve. Zapravo, povijest nas uči da su ljudi prije govorili da su letjeli na zmajevima jednako toliko često kao što ljudi danas tvrde da su letjeli zrakoplovima.</text:span></text:p>
      <text:p text:style-name="P1"><text:span text:style-name="T3">U stvarnosti, ono što mi obično mislimo pod riječi </text:span><text:span text:style-name="T2">zrakoplov</text:span><text:span text:style-name="T3">, mlazni zrakoplov, može se dokazati da nije moguć već i osnovama fizike. Mlazni zrakoplovi bi trebali funkcionirati tako da imaju vodu ili neku drugu tekućinu kao gorivo i motor koji tu tekućinu tjera van, tako da voda ubrzava (akcelerira) i, po trećem Newtonovom zakonu, učini da zrakoplov </text:span><text:span text:style-name="T4">akcelerira</text:span><text:span text:style-name="T3"> u suprotnom smjeru i tako dobiva uzgon (uzgon bi trebala stvarati razlika dinamičkog tlaka iznad i ispod krila zrakoplova, naime, da se zrak iznad krila kreće mnogo brže nego ispod njega i da se iznad krila tako smanjuje dinamički tlak). No, sjećate li se Torricellijevog zakona? Većina ljudi je o njemu učila u školi, ali o njemu jednostavno nikada nisu zapravo razmišljali. Da jesu, shvatili bi da on čini zrakoplove nemogućima.</text:span></text:p>
      <text:p text:style-name="P1"><text:span text:style-name="T3">Torricellijev zakon kaže da, kada tekućina istječe kroz mali otvor, njezina je brzina određena formulom:</text:span></text:p>
      <text:p text:style-name="P1"><draw:frame draw:style-name="fr1" text:anchor-type="as-char" svg:width="0.6063in" svg:height="0.1984in" draw:z-index="0"><draw:object xlink:href="./Object 2" xlink:type="simple" xlink:show="embed" xlink:actuate="onLoad"/><draw:image xlink:href="./ObjectReplacements/Object 2" xlink:type="simple" xlink:show="embed" xlink:actuate="onLoad"/></draw:frame></text:p>
      <text:p text:style-name="P1"><text:soft-page-break/><text:span text:style-name="T3">Ovdje je </text:span><text:span text:style-name="T2">v </text:span><text:span text:style-name="T3">brzina, </text:span><text:span text:style-name="T2">g </text:span><text:span text:style-name="T3">gravitacijska akceleracija, a </text:span><text:span text:style-name="T2">h </text:span><text:span text:style-name="T3">je visina. No, to ima jednu očitu implikaciju. Naime, kako bi zrakoplov trebao letjeti na stalnoj visini:</text:span></text:p>
      <text:p text:style-name="P1"><draw:frame draw:style-name="fr1" text:anchor-type="as-char" svg:width="0.4425in" svg:height="0.1839in" draw:z-index="1"><draw:object xlink:href="./Object 4" xlink:type="simple" xlink:show="embed" xlink:actuate="onLoad"/><draw:image xlink:href="./ObjectReplacements/Object 4" xlink:type="simple" xlink:show="embed" xlink:actuate="onLoad"/></draw:frame></text:p>
      <text:p text:style-name="P1"><text:span text:style-name="T3">To znači, po Torricellijevom zakonu, da je i:</text:span></text:p>
      <text:p text:style-name="P1"><draw:frame draw:style-name="fr1" text:anchor-type="as-char" svg:width="1.3252in" svg:height="0.1984in" draw:z-index="2"><draw:object xlink:href="./Object 6" xlink:type="simple" xlink:show="embed" xlink:actuate="onLoad"/><draw:image xlink:href="./ObjectReplacements/Object 6" xlink:type="simple" xlink:show="embed" xlink:actuate="onLoad"/></draw:frame></text:p>
      <text:p text:style-name="P1"><text:span text:style-name="T3">Po definiciji akceleracije (omjer promjene brzine i vremena), onda mora vrijediti i:</text:span></text:p>
      <text:p text:style-name="P1"><draw:frame draw:style-name="fr1" text:anchor-type="as-char" svg:width="1.0654in" svg:height="0.3929in" draw:z-index="3"><draw:object xlink:href="./Object 8" xlink:type="simple" xlink:show="embed" xlink:actuate="onLoad"/><draw:image xlink:href="./ObjectReplacements/Object 8" xlink:type="simple" xlink:show="embed" xlink:actuate="onLoad"/></draw:frame></text:p>
      <text:p text:style-name="P1"><text:span text:style-name="T3">Onda, po drugom Newtonovom zakonu (</text:span><text:span text:style-name="T4">U</text:span><text:span text:style-name="T3">kupna sila koja djeluje na tijelo u nekom trenutku jednaka je umnošku mase tog tijela i njegove akceleracije u tom trenutku.), sila koja djeluje na gorivo je jednaka:</text:span></text:p>
      <text:p text:style-name="P1"><draw:frame draw:style-name="fr1" text:anchor-type="as-char" svg:width="1.1346in" svg:height="0.1839in" draw:z-index="4"><draw:object xlink:href="./Object 10" xlink:type="simple" xlink:show="embed" xlink:actuate="onLoad"/><draw:image xlink:href="./ObjectReplacements/Object 10" xlink:type="simple" xlink:show="embed" xlink:actuate="onLoad"/></draw:frame></text:p>
      <text:p text:style-name="P1"><text:span text:style-name="T3">Dakle, po trećem Newtonovom zakonu (</text:span><text:span text:style-name="T4">A</text:span><text:span text:style-name="T3">ko jedno tijelo djeluje na drugo tijelo nekom silom, tada i to drugo tijelo djeluje na njega silom istog iznosa, ali suprotnog smjera.), sila kojom to gorivo onda djeluje na zrakoplov jest:</text:span></text:p>
      <text:p text:style-name="P1"><draw:frame draw:style-name="fr1" text:anchor-type="as-char" svg:width="1.8835in" svg:height="0.2091in" draw:z-index="5"><draw:object xlink:href="./Object 12" xlink:type="simple" xlink:show="embed" xlink:actuate="onLoad"/><draw:image xlink:href="./ObjectReplacements/Object 12" xlink:type="simple" xlink:show="embed" xlink:actuate="onLoad"/></draw:frame></text:p>
      <text:p text:style-name="P1"><text:span text:style-name="T3">Dakle, po prvom Newtonovom zakonu (</text:span><text:span text:style-name="T4">T</text:span><text:span text:style-name="T3">ijelo ostaje u stanju mirovanja ili jednolikog gibanja sve dok ga vanjska sila ne natjera da to stanje promijeni. Drugim riječima, </text:span><text:span text:style-name="T5">a</text:span><text:span text:style-name="T3">ko je ukupna sila na tijelo jednaka nuli, tijelo ne može niti ubrzavati niti usporavati.), akceleracija koju ima mlazni zrakoplov je:</text:span></text:p>
      <text:p text:style-name="P1"><draw:frame draw:style-name="fr1" text:anchor-type="as-char" svg:width="0.8626in" svg:height="0.1839in" draw:z-index="6"><draw:object xlink:href="./Object 14" xlink:type="simple" xlink:show="embed" xlink:actuate="onLoad"/><draw:image xlink:href="./ObjectReplacements/Object 14" xlink:type="simple" xlink:show="embed" xlink:actuate="onLoad"/></draw:frame></text:p>
      <text:p text:style-name="P1"><text:span text:style-name="T3">I, onda, kako bi mlazni zrakoplovi trebali funkcionirati u stvarnosti ako ne rade ni na papiru? Vi ćete možda dati neki protuprimjer za takvo tumačenje Torricellijeva zakona. No, jesu li protuprimjeri u ovom slučaju valjani argumenti? Nisu. Torricellijev zakon se može izvesti iz Bernoullijeve jednadžbe, a ona se može izvesti ravno iz Newtonova tri aksioma. Pokušavati opovrgnuti Tor</text:span><text:span text:style-name="T4">r</text:span><text:span text:style-name="T3">icellijev zakon protuprimjerima je kao da Pitagorin poučak pokušavamo opovrgnuti mjerenjima.</text:span></text:p>
      <text:p text:style-name="P1"><text:span text:style-name="T3">Također, breme dokaza je definitivno na vama koji tvrdite da zrakoplovi postoje. Ne možete za sve što ne postoji dokazati da ne postoji, ali, općenito, ako nešto postoji, to je moguće dokazati. I Okamova britva očito više favorizira objašnjenje da netko laže ili </text:span><text:soft-page-break/><text:span text:style-name="T3">halucinira nego objašnjenje koje uključuje postojanje nečeg što zvuči tako komplicirano i ludo kao zrakoplov.</text:span></text:p>
      <text:p text:style-name="P1"><text:span text:style-name="T3">I možda ćete me pitati što ako sam u krivu. Pa, što ako sam u krivu? Ja barem razmišljam o tome postoje li zrakoplovi, a drugi ljudi o tome uopće ne razmišljaju, oni jednostavno prihvaćaju ono što većina ljudi vjeruje kao činjenicu. I daleko je veća vjerojatnost da ćete biti u krivu ako ne razmišljate nego ako razmišljate.</text:span></text:p>
      <text:p text:style-name="P3"/>
      <text:p text:style-name="P1"><text:span text:style-name="T2">Jesam li vas uvjerio? Ni najmanje? Iz istog razloga vas ne bi trebali uvjeriti teoretičari urote kada vas pošalju na stranice sa stotinama argumenata za svoje teze, jer oni rade isto ono što sam i ja sada radio. Oni jednostavno, bez previše razumijevanja, ponavljaju fraze koje koriste drugi teoretičari urote, samo ih stavljaju u drugi kontekst.</text:span></text:p>
      <text:p text:style-name="P3"/>
      <text:p text:style-name="P1"><text:span text:style-name="T2">P. S. Ako niste shvatili gdje je greška u onom argumentu vezanom za fiziku, evo odgovora: Što znači </text:span><text:span text:style-name="T3">h </text:span><text:span text:style-name="T2">u Torricellijevom zakonu? Ovdje sam implicirao da se to odnosi na visinu na kojoj se nalazi taj otvor kroz koji curi tekućina. Zapravo, taj</text:span><text:span text:style-name="T3"> h </text:span><text:span text:style-name="T2">znači </text:span><text:span text:style-name="T3">visina tekućine iznad tog otvora</text:span><text:span text:style-name="T2">.</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0pt" fo:language="en" fo:country="US" style:letter-kerning="false" style:font-name-asian="Arial Unicode MS" style:font-size-asian="10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0pt" fo:language="en" fo:country="US" style:letter-kerning="false" style:font-name-asian="Arial Unicode MS" style:font-size-asian="10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loext:contextual-spacing="false" fo:text-align="start" style:justify-single-word="false" fo:orphans="2" fo:widows="2" fo:hyphenation-ladder-count="no-limit" style:punctuation-wrap="hanging" style:writing-mode="lr-tb"/>
      <style:text-properties style:use-window-font-color="true" style:font-name="Liberation Serif" fo:font-family="'Liberation Serif'" style:font-family-generic="roman" style:font-pitch="variable" fo:font-size="12pt" fo:language="en" fo:country="US" style:letter-kerning="false" style:font-name-asian="Arial Unicode MS" style:font-family-asian="'Arial Unicode MS'" style:font-family-generic-asian="system" style:font-pitch-asian="variable" style:font-size-asian="12pt" style:language-asian="zh" style:country-asian="CN" style:font-name-complex="Arial Unicode MS" style:font-family-complex="'Arial Unicode MS'" style:font-family-generic-complex="system"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20%"/>
    </style:style>
    <style:style style:name="List" style:family="paragraph" style:parent-style-name="Text_20_body" style:default-outline-level="" style:class="list"/>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default-outline-level="" style:class="index">
      <style:paragraph-properties text:number-lines="false" text:line-number="0"/>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5.8272in" fo:page-height="8.2681in" style:num-format="1" style:print-orientation="portrait" fo:margin-top="0.7874in" fo:margin-bottom="0.7874in" fo:margin-left="0.7874in" fo:margin-right="0.7874in" style:writing-mode="lr-tb" style:layout-grid-color="#c0c0c0" style:layout-grid-lines="96"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8-06-02T17:01:42</meta:creation-date>
    <dc:language>en-US</dc:language>
    <dc:date>2020-04-19T20:10:59</dc:date>
    <meta:editing-cycles>16</meta:editing-cycles>
    <meta:editing-duration>PT1H</meta:editing-duration>
    <meta:generator>LibreOffice/6.4.2.2$Linux_X86_64 LibreOffice_project/4e471d8c02c9c90f512f7f9ead8875b57fcb1ec3</meta:generator>
    <meta:document-statistic meta:table-count="0" meta:image-count="0" meta:object-count="7" meta:page-count="3" meta:paragraph-count="24" meta:word-count="804" meta:character-count="4946" meta:non-whitespace-character-count="4159"/>
  </office:meta>
</office:document-meta>
</file>

<file path=Object 10/content.xml><?xml version="1.0" encoding="utf-8"?>
<math xmlns="http://www.w3.org/1998/Math/MathML" display="block">
  <semantics>
    <mrow>
      <mrow>
        <mi>F</mi>
        <mo stretchy="false">=</mo>
        <mi mathvariant="italic">ma</mi>
        <mo stretchy="false">=</mo>
        <mi>m</mi>
      </mrow>
      <mi>⋅</mi>
      <mrow>
        <mn>0</mn>
        <mo stretchy="false">=</mo>
        <mn>0</mn>
      </mrow>
    </mrow>
    <annotation encoding="StarMath 5.0">F = ma = m ⋅ 0 = 0</annotation>
  </semantics>
</math>
</file>

<file path=Object 12/content.xml><?xml version="1.0" encoding="utf-8"?>
<math xmlns="http://www.w3.org/1998/Math/MathML" display="block">
  <semantics>
    <mrow>
      <mrow>
        <msub>
          <mi>F</mi>
          <mn>1</mn>
        </msub>
        <mo stretchy="false">=</mo>
        <mi>−</mi>
      </mrow>
      <msub>
        <mi>F</mi>
        <mn>2</mn>
      </msub>
      <mi>⇒</mi>
      <mrow>
        <mn>0</mn>
        <mo stretchy="false">=</mo>
        <mi>−</mi>
      </mrow>
      <msub>
        <mi>F</mi>
        <mn>2</mn>
      </msub>
      <mi>⇒</mi>
      <mrow>
        <msub>
          <mi>F</mi>
          <mn>2</mn>
        </msub>
        <mo stretchy="false">=</mo>
        <mn>0</mn>
      </mrow>
    </mrow>
    <annotation encoding="StarMath 5.0">{F} rsub {1} = − {F} rsub {2} ⇒ 0 = − {F} rsub {2} ⇒ {F} rsub {2} = 0</annotation>
  </semantics>
</math>
</file>

<file path=Object 14/content.xml><?xml version="1.0" encoding="utf-8"?>
<math xmlns="http://www.w3.org/1998/Math/MathML" display="block">
  <semantics>
    <mrow>
      <mrow>
        <mi>F</mi>
        <mo stretchy="false">=</mo>
        <mn>0</mn>
      </mrow>
      <mi>→</mi>
      <mrow>
        <mi>a</mi>
        <mo stretchy="false">=</mo>
        <mn>0</mn>
      </mrow>
    </mrow>
    <annotation encoding="StarMath 5.0">F = 0 → a = 0</annotation>
  </semantics>
</math>
</file>

<file path=Object 2/content.xml><?xml version="1.0" encoding="utf-8"?>
<math xmlns="http://www.w3.org/1998/Math/MathML" display="block">
  <semantics>
    <mrow>
      <mi>v</mi>
      <mo stretchy="false">=</mo>
      <msqrt>
        <mrow>
          <mn>2</mn>
          <mi mathvariant="italic">gh</mi>
        </mrow>
      </msqrt>
    </mrow>
    <annotation encoding="StarMath 5.0">v = sqrt {2 gh}</annotation>
  </semantics>
</math>
</file>

<file path=Object 4/content.xml><?xml version="1.0" encoding="utf-8"?>
<math xmlns="http://www.w3.org/1998/Math/MathML" display="block">
  <semantics>
    <mrow>
      <mi>Δ</mi>
      <mrow>
        <mi>h</mi>
        <mo stretchy="false">=</mo>
        <mn>0</mn>
      </mrow>
    </mrow>
    <annotation encoding="StarMath 5.0">Δ h = 0</annotation>
  </semantics>
</math>
</file>

<file path=Object 6/content.xml><?xml version="1.0" encoding="utf-8"?>
<math xmlns="http://www.w3.org/1998/Math/MathML" display="block">
  <semantics>
    <mrow>
      <mi>Δ</mi>
      <mi>v</mi>
      <mi>∼</mi>
      <msqrt>
        <mrow>
          <mi>Δ</mi>
          <mi>h</mi>
        </mrow>
      </msqrt>
      <mi>⇒</mi>
      <mi>Δ</mi>
      <mrow>
        <mi>v</mi>
        <mo stretchy="false">=</mo>
        <mn>0</mn>
      </mrow>
    </mrow>
    <annotation encoding="StarMath 5.0">Δ v ∼ sqrt {Δ h} ⇒ Δ v = 0</annotation>
  </semantics>
</math>
</file>

<file path=Object 8/content.xml><?xml version="1.0" encoding="utf-8"?>
<math xmlns="http://www.w3.org/1998/Math/MathML" display="block">
  <semantics>
    <mrow>
      <mi>a</mi>
      <mo stretchy="false">=</mo>
      <mfrac>
        <mrow>
          <mi>Δ</mi>
          <mi>v</mi>
        </mrow>
        <mrow>
          <mi>Δ</mi>
          <mi>t</mi>
        </mrow>
      </mfrac>
      <mo stretchy="false">=</mo>
      <mfrac>
        <mn>0</mn>
        <mrow>
          <mi>Δ</mi>
          <mi>t</mi>
        </mrow>
      </mfrac>
      <mo stretchy="false">=</mo>
      <mn>0</mn>
    </mrow>
    <annotation encoding="StarMath 5.0">a = {Δ v} over {Δ t} = {0} over {Δ t} = 0</annotation>
  </semantics>
</math>
</file>